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atio with perron</text:p>
          </table:table-cell>
          <table:table-cell office:value-type="string" calcext:value-type="string">
            <text:p>O/D without r</text:p>
          </table:table-cell>
          <table:table-cell office:value-type="string" calcext:value-type="string">
            <text:p>O/D with r</text:p>
          </table:table-cell>
          <table:table-cell office:value-type="string" calcext:value-type="string">
            <text:p>Ratio with f</text:p>
          </table:table-cell>
          <table:table-cell office:value-type="string" calcext:value-type="string">
            <text:p>Ratio with abs(f)</text:p>
          </table:table-cell>
        </table:table-row>
        <table:table-row table:style-name="ro2">
          <table:table-cell office:value-type="float" office:value="2076.996599" calcext:value-type="float">
            <text:p>2076.996599</text:p>
          </table:table-cell>
          <table:table-cell office:value-type="float" office:value="2070.068484" calcext:value-type="float">
            <text:p>2070.068484</text:p>
          </table:table-cell>
          <table:table-cell office:value-type="float" office:value="2070.06148" calcext:value-type="float">
            <text:p>2070.06148</text:p>
          </table:table-cell>
          <table:table-cell office:value-type="float" office:value="2070.395464" calcext:value-type="float">
            <text:p>2070.395464</text:p>
          </table:table-cell>
          <table:table-cell office:value-type="float" office:value="2069.03215" calcext:value-type="float">
            <text:p>2069.03215</text:p>
          </table:table-cell>
        </table:table-row>
        <table:table-row table:style-name="ro2">
          <table:table-cell office:value-type="float" office:value="1395.173846" calcext:value-type="float">
            <text:p>1395.173846</text:p>
          </table:table-cell>
          <table:table-cell office:value-type="float" office:value="1399.102875" calcext:value-type="float">
            <text:p>1399.102875</text:p>
          </table:table-cell>
          <table:table-cell office:value-type="float" office:value="1399.096326" calcext:value-type="float">
            <text:p>1399.096326</text:p>
          </table:table-cell>
          <table:table-cell office:value-type="float" office:value="1398.46743" calcext:value-type="float">
            <text:p>1398.46743</text:p>
          </table:table-cell>
          <table:table-cell office:value-type="float" office:value="1397.63546" calcext:value-type="float">
            <text:p>1397.63546</text:p>
          </table:table-cell>
        </table:table-row>
        <table:table-row table:style-name="ro2">
          <table:table-cell office:value-type="float" office:value="2027.75099" calcext:value-type="float">
            <text:p>2027.75099</text:p>
          </table:table-cell>
          <table:table-cell office:value-type="float" office:value="2024.93135" calcext:value-type="float">
            <text:p>2024.93135</text:p>
          </table:table-cell>
          <table:table-cell office:value-type="float" office:value="2024.924178" calcext:value-type="float">
            <text:p>2024.924178</text:p>
          </table:table-cell>
          <table:table-cell office:value-type="float" office:value="2024.993839" calcext:value-type="float">
            <text:p>2024.993839</text:p>
          </table:table-cell>
          <table:table-cell office:value-type="float" office:value="2023.699265" calcext:value-type="float">
            <text:p>2023.699265</text:p>
          </table:table-cell>
        </table:table-row>
        <table:table-row table:style-name="ro2">
          <table:table-cell office:value-type="float" office:value="811.00193" calcext:value-type="float">
            <text:p>811.00193</text:p>
          </table:table-cell>
          <table:table-cell office:value-type="float" office:value="814.458183" calcext:value-type="float">
            <text:p>814.458183</text:p>
          </table:table-cell>
          <table:table-cell office:value-type="float" office:value="814.454739" calcext:value-type="float">
            <text:p>814.454739</text:p>
          </table:table-cell>
          <table:table-cell office:value-type="float" office:value="813.376402" calcext:value-type="float">
            <text:p>813.376402</text:p>
          </table:table-cell>
          <table:table-cell office:value-type="float" office:value="812.748106" calcext:value-type="float">
            <text:p>812.748106</text:p>
          </table:table-cell>
        </table:table-row>
        <table:table-row table:style-name="ro2">
          <table:table-cell office:value-type="float" office:value="9079.294703" calcext:value-type="float">
            <text:p>9079.294703</text:p>
          </table:table-cell>
          <table:table-cell office:value-type="float" office:value="9085.015905" calcext:value-type="float">
            <text:p>9085.015905</text:p>
          </table:table-cell>
          <table:table-cell office:value-type="float" office:value="9085.018573" calcext:value-type="float">
            <text:p>9085.018573</text:p>
          </table:table-cell>
          <table:table-cell office:value-type="float" office:value="9084.110099" calcext:value-type="float">
            <text:p>9084.110099</text:p>
          </table:table-cell>
          <table:table-cell office:value-type="float" office:value="9084.035654" calcext:value-type="float">
            <text:p>9084.035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a </meta:initial-creator>
    <meta:creation-date>2014-06-04T15:50:11.429783364</meta:creation-date>
    <dc:date>2014-06-04T16:10:24.240526050</dc:date>
    <dc:creator>olivia </dc:creator>
    <meta:editing-duration>PT18M57S</meta:editing-duration>
    <meta:editing-cycles>4</meta:editing-cycles>
    <meta:generator>LibreOffice/4.1.3.2$Linux_X86_64 LibreOffice_project/410m0$Build-2</meta:generator>
    <meta:document-statistic meta:table-count="1" meta:cell-count="30" meta:object-count="0"/>
  </office:meta>
</office:document-meta>
</file>